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LPF bypassed)" table:style-name="ta1">
        <table:table-column table:style-name="co1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65" calcext:value-type="float">
            <text:p>1.65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1076" calcext:value-type="float">
            <text:p>13.1076</text:p>
          </table:table-cell>
          <table:table-cell office:value-type="float" office:value="39.272" calcext:value-type="float">
            <text:p>39.272</text:p>
          </table:table-cell>
          <table:table-cell office:value-type="float" office:value="8.456" calcext:value-type="float">
            <text:p>8.456</text:p>
          </table:table-cell>
          <table:table-cell table:formula="of:=SUM([.F2]/[.D2])" office:value-type="percentage" office:value="0.645121914004089" calcext:value-type="percentage">
            <text:p>64.51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1" calcext:value-type="float">
            <text:p>1.61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79467" calcext:value-type="float">
            <text:p>12.79467</text:p>
          </table:table-cell>
          <table:table-cell office:value-type="float" office:value="39.057" calcext:value-type="float">
            <text:p>39.057</text:p>
          </table:table-cell>
          <table:table-cell office:value-type="float" office:value="8.048" calcext:value-type="float">
            <text:p>8.048</text:p>
          </table:table-cell>
          <table:table-cell table:formula="of:=SUM([.F3]/[.D3])" office:value-type="percentage" office:value="0.629011924496685" calcext:value-type="percentage">
            <text:p>62.9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2.63573" calcext:value-type="float">
            <text:p>12.63573</text:p>
          </table:table-cell>
          <table:table-cell office:value-type="float" office:value="38.917" calcext:value-type="float">
            <text:p>38.917</text:p>
          </table:table-cell>
          <table:table-cell office:value-type="float" office:value="8.048" calcext:value-type="float">
            <text:p>8.048</text:p>
          </table:table-cell>
          <table:table-cell table:formula="of:=SUM([.F4]/[.D4])" office:value-type="percentage" office:value="0.636924024175889" calcext:value-type="percentage">
            <text:p>63.69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9" calcext:value-type="float">
            <text:p>1.59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63891" calcext:value-type="float">
            <text:p>12.63891</text:p>
          </table:table-cell>
          <table:table-cell office:value-type="float" office:value="38.806" calcext:value-type="float">
            <text:p>38.806</text:p>
          </table:table-cell>
          <table:table-cell office:value-type="float" office:value="7.596" calcext:value-type="float">
            <text:p>7.596</text:p>
          </table:table-cell>
          <table:table-cell table:formula="of:=SUM([.F5]/[.D5])" office:value-type="percentage" office:value="0.601001193932072" calcext:value-type="percentage">
            <text:p>60.1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.65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3.12245" calcext:value-type="float">
            <text:p>13.12245</text:p>
          </table:table-cell>
          <table:table-cell office:value-type="float" office:value="38.945" calcext:value-type="float">
            <text:p>38.945</text:p>
          </table:table-cell>
          <table:table-cell office:value-type="float" office:value="7.843" calcext:value-type="float">
            <text:p>7.843</text:p>
          </table:table-cell>
          <table:table-cell table:formula="of:=SUM([.F6]/[.D6])" office:value-type="percentage" office:value="0.597678025063917" calcext:value-type="percentage">
            <text:p>59.77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.75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3.916" calcext:value-type="float">
            <text:p>13.916</text:p>
          </table:table-cell>
          <table:table-cell office:value-type="float" office:value="39.119" calcext:value-type="float">
            <text:p>39.119</text:p>
          </table:table-cell>
          <table:table-cell office:value-type="float" office:value="8.163" calcext:value-type="float">
            <text:p>8.163</text:p>
          </table:table-cell>
          <table:table-cell table:formula="of:=SUM([.F7]/[.D7])" office:value-type="percentage" office:value="0.586590974417936" calcext:value-type="percentage">
            <text:p>58.6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3.5184" calcext:value-type="float">
            <text:p>13.5184</text:p>
          </table:table-cell>
          <table:table-cell office:value-type="float" office:value="38.619" calcext:value-type="float">
            <text:p>38.619</text:p>
          </table:table-cell>
          <table:table-cell office:value-type="float" office:value="7.276" calcext:value-type="float">
            <text:p>7.276</text:p>
          </table:table-cell>
          <table:table-cell table:formula="of:=SUM([.F8]/[.D8])" office:value-type="percentage" office:value="0.538229376257545" calcext:value-type="percentage">
            <text:p>53.82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6" calcext:value-type="float">
            <text:p>1.6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20364" calcext:value-type="float">
            <text:p>13.20364</text:p>
          </table:table-cell>
          <table:table-cell office:value-type="float" office:value="38.195" calcext:value-type="float">
            <text:p>38.195</text:p>
          </table:table-cell>
          <table:table-cell office:value-type="float" office:value="6.599" calcext:value-type="float">
            <text:p>6.599</text:p>
          </table:table-cell>
          <table:table-cell table:formula="of:=SUM([.F9]/[.D9])" office:value-type="percentage" office:value="0.499786422531968" calcext:value-type="percentage">
            <text:p>49.98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6" calcext:value-type="float">
            <text:p>1.76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3.99376" calcext:value-type="float">
            <text:p>13.99376</text:p>
          </table:table-cell>
          <table:table-cell office:value-type="float" office:value="38.334" calcext:value-type="float">
            <text:p>38.334</text:p>
          </table:table-cell>
          <table:table-cell office:value-type="float" office:value="6.813" calcext:value-type="float">
            <text:p>6.813</text:p>
          </table:table-cell>
          <table:table-cell table:formula="of:=SUM([.F10]/[.D10])" office:value-type="percentage" office:value="0.486859857536502" calcext:value-type="percentage">
            <text:p>48.69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9" calcext:value-type="float">
            <text:p>1.7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4.22871" calcext:value-type="float">
            <text:p>14.22871</text:p>
          </table:table-cell>
          <table:table-cell office:value-type="float" office:value="37.895" calcext:value-type="float">
            <text:p>37.895</text:p>
          </table:table-cell>
          <table:table-cell office:value-type="float" office:value="6.158" calcext:value-type="float">
            <text:p>6.158</text:p>
          </table:table-cell>
          <table:table-cell table:formula="of:=SUM([.F11]/[.D11])" office:value-type="percentage" office:value="0.43278694976565" calcext:value-type="percentage">
            <text:p>43.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8T13:14:31.884000000</dc:date>
    <meta:editing-duration>PT5M43S</meta:editing-duration>
    <meta:editing-cycles>4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